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outubro/2022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EDSON PASTOR DA SILVA - CPF: 001.568.005-3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7/2022 a 21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0/2022</text:p>
          </table:table-cell>
          <table:covered-table-cell/>
          <table:table-cell office:value-type="string" table:number-columns-spanned="8" table:number-rows-spanned="1" table:style-name="ce22">
            <text:p>DIST DE PROD ALIM SÃO ROQU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705.630/0002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AFÉ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43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10/2022 a 27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10/2022</text:p>
          </table:table-cell>
          <table:covered-table-cell/>
          <table:table-cell office:value-type="string" table:number-columns-spanned="8" table:number-rows-spanned="1" table:style-name="ce22">
            <text:p>R S EPI E FERRAMENTAS <text:s/>EIRELI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30.613.242/0001-1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EDESTAIS E CORRENTE VISANDO A ADOÇÃO DE MEDIDAS DE SEGURANÇ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OVANI RODRIGUES DE OLIVEIRA - CPF: 615.419.586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10/2022 a 26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10/2022</text:p>
          </table:table-cell>
          <table:covered-table-cell/>
          <table:table-cell office:value-type="string" table:number-columns-spanned="8" table:number-rows-spanned="1" table:style-name="ce22">
            <text:p>LUMIGAS COMERCIO E TRANSPOR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424.76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S NECESSIDADES DA COPA DA PRM-PATOS DE MIN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10/2022 a 16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10/2022</text:p>
          </table:table-cell>
          <table:covered-table-cell/>
          <table:table-cell office:value-type="string" table:number-columns-spanned="8" table:number-rows-spanned="1" table:style-name="ce22">
            <text:p>REFRIGERAÇÃO FRIOMAX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0.604.476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0/2022 a 04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6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0/2022</text:p>
          </table:table-cell>
          <table:covered-table-cell/>
          <table:table-cell office:value-type="string" table:number-columns-spanned="8" table:number-rows-spanned="1" table:style-name="ce22">
            <text:p>SEGPRO SEGURANÇA LTDA <text:s/>- MAXVEL</text:p>
          </table:table-cell>
          <table:covered-table-cell table:number-columns-repeated="7"/>
          <table:table-cell office:value-type="string" table:number-columns-spanned="3" table:number-rows-spanned="1" table:style-name="ce21">
            <text:p>28.616.10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PRESTADO NA MANUTENÇÃO DA CERCA ELÉTRICA DA PRM DE DIVIN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0/2022</text:p>
          </table:table-cell>
          <table:covered-table-cell/>
          <table:table-cell office:value-type="string" table:number-columns-spanned="8" table:number-rows-spanned="1" table:style-name="ce22">
            <text:p>SEGPRO SEGURANÇA LTDA <text:s/>- MAXVEL</text:p>
          </table:table-cell>
          <table:covered-table-cell table:number-columns-repeated="7"/>
          <table:table-cell office:value-type="string" table:number-columns-spanned="3" table:number-rows-spanned="1" table:style-name="ce21">
            <text:p>28.616.10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UTILIZADO NA MANUTENÇÃO DA CERCA ELÉTRICA DA SEDE DA PRM DE DIVIN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8/2022 a 01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0/2022</text:p>
          </table:table-cell>
          <table:covered-table-cell/>
          <table:table-cell office:value-type="string" table:number-columns-spanned="8" table:number-rows-spanned="1" table:style-name="ce22">
            <text:p>O MESTR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78.553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DE MANUTENÇÃO PARA US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2,8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0/2022</text:p>
          </table:table-cell>
          <table:covered-table-cell/>
          <table:table-cell office:value-type="string" table:number-columns-spanned="8" table:number-rows-spanned="1" table:style-name="ce22">
            <text:p>KADISA INDUSTRIA E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735.242/0002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RESISTÊNCIA PARA A CAFETEIRA DA COPA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2 a 19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2</text:p>
          </table:table-cell>
          <table:covered-table-cell/>
          <table:table-cell office:value-type="string" table:number-columns-spanned="8" table:number-rows-spanned="1" table:style-name="ce22">
            <text:p>CARAJAS MATERIAIS DE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3.656.804/0010-22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HÁ DISPONIBILIDADE NO ESTOQUE DA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0/2022</text:p>
          </table:table-cell>
          <table:covered-table-cell/>
          <table:table-cell office:value-type="string" table:number-columns-spanned="8" table:number-rows-spanned="1" table:style-name="ce22">
            <text:p>ELETRONLINE SHOP - JOSE JANDEILSON XAVIER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5.171.780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/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6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ONE VIEIRA DOS SANTOS - CPF: 515.345.17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7/2022 a 28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9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2</text:p>
          </table:table-cell>
          <table:covered-table-cell/>
          <table:table-cell office:value-type="string" table:number-columns-spanned="8" table:number-rows-spanned="1" table:style-name="ce22">
            <text:p>F. DAS CHAGAS DA SILVA VERAS MANUTENÇÃO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11.806.617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ELÉTRICO NA SALA DO CPD DA PRM-PARNAI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0/2022</text:p>
          </table:table-cell>
          <table:covered-table-cell/>
          <table:table-cell office:value-type="string" table:number-columns-spanned="8" table:number-rows-spanned="1" table:style-name="ce22">
            <text:p>F. DAS CHAGAS DA SILVA VERAS MANUTENÇÃO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11.806.617/0001-15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REPARO NO MOTOR DO PORTÃO DA GARAGEM DA PRM-PARNAI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0/2022</text:p>
          </table:table-cell>
          <table:covered-table-cell/>
          <table:table-cell office:value-type="string" table:number-columns-spanned="8" table:number-rows-spanned="1" table:style-name="ce22">
            <text:p>ADELAIDE DE CARVALHO SANTANA</text:p>
          </table:table-cell>
          <table:covered-table-cell table:number-columns-repeated="7"/>
          <table:table-cell office:value-type="string" table:number-columns-spanned="3" table:number-rows-spanned="1" table:style-name="ce21">
            <text:p>00.387.825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MANUTENÇÃO DE BENS IMÓVEIS DA PRM-PARNAI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1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YAN REYNIER DIB FERREIRA - CPF: 076.325.777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2 a 14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10/2022</text:p>
          </table:table-cell>
          <table:covered-table-cell/>
          <table:table-cell office:value-type="string" table:number-columns-spanned="8" table:number-rows-spanned="1" table:style-name="ce22">
            <text:p>ELETRO LUMI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7.721.32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iderando a necessidade de manutenção e o adequado funcionamento do edifício da PRM, e tendo identificado que várias lâmpadas em diversos locais encontram-se queimadas, sem que haja sobressalentes em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4,8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7/2022 a 14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0/2022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E UTENSÍLIO DO BANHEIRO DO GAB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,9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10/2022</text:p>
          </table:table-cell>
          <table:covered-table-cell/>
          <table:table-cell office:value-type="string" table:number-columns-spanned="8" table:number-rows-spanned="1" table:style-name="ce22">
            <text:p>SHOPPING DOS PRESENTES (BAZAR JOINVILLE COMÉRCIO VAREJISTA LTDA)</text:p>
          </table:table-cell>
          <table:covered-table-cell table:number-columns-repeated="7"/>
          <table:table-cell office:value-type="string" table:number-columns-spanned="3" table:number-rows-spanned="1" table:style-name="ce21">
            <text:p>47.121.786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R JOGO AMERICANO PARA AUMENTAR A VIDA ÚTIL DAS TOALHAS DE MESA. BANDEJAS NECESSÁRIAS PARA SERVIAR CAFÉ/ÁGUA NAS REUNIÕES E VISITAS DE AUTORIDADES AOS PROCURA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0/2022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AR VAZAMENTO DA CAIXA ACOPLADA DO VASO SANITÁRIO DA ASSESSORIA DO GAB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0/2022</text:p>
          </table:table-cell>
          <table:covered-table-cell/>
          <table:table-cell office:value-type="string" table:number-columns-spanned="8" table:number-rows-spanned="1" table:style-name="ce22">
            <text:p>COMERCIAL PAULO SCHROEDE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696.319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A PLANTA QUE MORREU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0/2022</text:p>
          </table:table-cell>
          <table:covered-table-cell/>
          <table:table-cell office:value-type="string" table:number-columns-spanned="8" table:number-rows-spanned="1" table:style-name="ce22">
            <text:p>SHOPPING DOS PRESENTES (BAZAR JOINVILLE COMÉRCIO VAREJISTA LTDA)</text:p>
          </table:table-cell>
          <table:covered-table-cell table:number-columns-repeated="7"/>
          <table:table-cell office:value-type="string" table:number-columns-spanned="3" table:number-rows-spanned="1" table:style-name="ce21">
            <text:p>47.121.786/0001-69</text:p>
          </table:table-cell>
          <table:covered-table-cell table:number-columns-repeated="2"/>
          <table:table-cell office:value-type="string" table:number-columns-spanned="10" table:number-rows-spanned="1" table:style-name="ce23">
            <text:p>JOGO AMERICANO NECESSÁRIO PARA AUMENTAR A VIDA ÚTIL DAS TOALHAS DE MESA. CASCAS PARA A NOVA PLANT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9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UNO RICARDO GIANGIARDI - CPF: 340.289.668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7/2022 a 17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8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2</text:p>
          </table:table-cell>
          <table:covered-table-cell/>
          <table:table-cell office:value-type="string" table:number-columns-spanned="8" table:number-rows-spanned="1" table:style-name="ce22">
            <text:p>FOX COM DE MATERIAIS PARA CONSTRUÇÃO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62.217.393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COFORME DESPACHO 10674/2022 SEMSG/PRR3ª - PRR3ª-00033298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0/2022</text:p>
          </table:table-cell>
          <table:covered-table-cell/>
          <table:table-cell office:value-type="string" table:number-columns-spanned="8" table:number-rows-spanned="1" table:style-name="ce22">
            <text:p>ACHEI COMPONENTES ELETRONICOS COMERCIO E SERV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511.790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DESPACHO 11302/2022 DLSG/PRR3ª - PRR3ª-00034981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7/11/2022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23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11-07T23:51:48Z</meta:creation-date>
    <dc:date>2022-11-07T23:51:48Z</dc:date>
  </office:meta>
</office:document-meta>
</file>